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caa54" officeooo:paragraph-rsid="001caa54" style:font-size-asian="14pt" style:font-size-complex="16pt"/>
    </style:style>
    <style:style style:name="P2" style:family="paragraph" style:parent-style-name="Standard">
      <style:text-properties fo:font-size="48pt" officeooo:rsid="001caa54" officeooo:paragraph-rsid="001caa54" style:font-size-asian="48pt" style:font-size-complex="48pt"/>
    </style:style>
    <style:style style:name="P3" style:family="paragraph" style:parent-style-name="Standard">
      <style:text-properties fo:color="#cc00cc" fo:font-size="16pt" fo:font-style="italic" officeooo:rsid="001caa54" officeooo:paragraph-rsid="001caa54" style:font-size-asian="14pt" style:font-style-asian="italic" style:font-size-complex="16pt" style:font-style-complex="italic"/>
    </style:style>
    <style:style style:name="P4" style:family="paragraph" style:parent-style-name="Standard">
      <style:paragraph-properties fo:text-align="center" style:justify-single-word="false"/>
      <style:text-properties fo:color="#cc00cc" fo:font-size="16pt" fo:text-shadow="none" fo:font-weight="bold" officeooo:rsid="001caa54" officeooo:paragraph-rsid="001caa54" style:font-size-asian="14pt" style:font-weight-asian="bold" style:font-size-complex="16pt" style:font-weight-complex="bold"/>
    </style:style>
    <style:style style:name="P5" style:family="paragraph" style:parent-style-name="Standard">
      <style:paragraph-properties fo:text-align="center" style:justify-single-word="false"/>
      <style:text-properties fo:color="#cc00cc" fo:font-size="48pt" fo:text-shadow="none" fo:font-weight="bold" officeooo:rsid="001caa54" officeooo:paragraph-rsid="001caa54" style:font-size-asian="48pt" style:font-weight-asian="bold" style:font-size-complex="48pt" style:font-weight-complex="bold"/>
    </style:style>
    <style:style style:name="P6" style:family="paragraph" style:parent-style-name="Standard">
      <style:text-properties fo:color="#cc00cc" fo:font-size="13pt" fo:font-style="italic" officeooo:rsid="001e4422" officeooo:paragraph-rsid="001e4422" style:font-size-asian="11.3500003814697pt" style:font-style-asian="italic" style:font-size-complex="13pt" style:font-style-complex="italic"/>
    </style:style>
    <style:style style:name="P7" style:family="paragraph" style:parent-style-name="Standard">
      <style:text-properties fo:color="#cc00cc" fo:font-size="13pt" fo:font-style="italic" officeooo:rsid="002204ba" officeooo:paragraph-rsid="002204ba" style:font-size-asian="11.3500003814697pt" style:font-style-asian="italic" style:font-size-complex="13pt" style:font-style-complex="italic"/>
    </style:style>
    <style:style style:name="P8" style:family="paragraph" style:parent-style-name="Standard">
      <style:text-properties fo:color="#cc00cc" fo:font-size="13pt" fo:font-style="italic" officeooo:rsid="00201e3a" officeooo:paragraph-rsid="00201e3a" style:font-size-asian="11.3500003814697pt" style:font-style-asian="italic" style:font-size-complex="13pt" style:font-style-complex="italic"/>
    </style:style>
    <style:style style:name="P9" style:family="paragraph" style:parent-style-name="Standard">
      <style:text-properties fo:color="#cc00cc" fo:font-size="13pt" fo:font-style="italic" officeooo:rsid="00244657" officeooo:paragraph-rsid="00244657" style:font-size-asian="11.3500003814697pt" style:font-style-asian="italic" style:font-size-complex="13pt" style:font-style-complex="italic"/>
    </style:style>
    <style:style style:name="P10" style:family="paragraph" style:parent-style-name="Standard">
      <style:text-properties fo:color="#cc00cc" fo:font-size="13pt" fo:font-style="italic" officeooo:rsid="0027cc52" officeooo:paragraph-rsid="0027cc52" style:font-size-asian="11.3500003814697pt" style:font-style-asian="italic" style:font-size-complex="13pt" style:font-style-complex="italic"/>
    </style:style>
    <style:style style:name="P11" style:family="paragraph" style:parent-style-name="Standard">
      <style:text-properties fo:color="#cc00cc" fo:font-size="13pt" fo:font-style="italic" officeooo:rsid="002c05ac" officeooo:paragraph-rsid="002c05ac" style:font-size-asian="11.3500003814697pt" style:font-style-asian="italic" style:font-size-complex="13pt" style:font-style-complex="italic"/>
    </style:style>
    <style:style style:name="P12" style:family="paragraph" style:parent-style-name="Standard">
      <style:text-properties fo:color="#cc00cc" fo:font-size="13pt" fo:font-style="italic" officeooo:paragraph-rsid="00237a84"/>
    </style:style>
    <style:style style:name="P13" style:family="paragraph" style:parent-style-name="Standard">
      <style:text-properties fo:color="#000000" fo:font-size="13pt" fo:font-style="italic" officeooo:rsid="001e4422" officeooo:paragraph-rsid="001e4422" style:font-size-asian="11.3500003814697pt" style:font-style-asian="italic" style:font-size-complex="13pt" style:font-style-complex="italic"/>
    </style:style>
    <style:style style:name="P14" style:family="paragraph" style:parent-style-name="Standard">
      <style:text-properties fo:color="#000000" fo:font-size="13pt" fo:font-style="italic" officeooo:rsid="00201e3a" officeooo:paragraph-rsid="00201e3a" style:font-size-asian="11.3500003814697pt" style:font-style-asian="italic" style:font-size-complex="13pt" style:font-style-complex="italic"/>
    </style:style>
    <style:style style:name="P15" style:family="paragraph" style:parent-style-name="Standard">
      <style:text-properties fo:color="#000000" fo:font-size="13pt" fo:font-style="italic" officeooo:rsid="00237a84" officeooo:paragraph-rsid="00237a84" style:font-size-asian="11.3500003814697pt" style:font-style-asian="italic" style:font-size-complex="13pt" style:font-style-complex="italic"/>
    </style:style>
    <style:style style:name="P16" style:family="paragraph" style:parent-style-name="Standard">
      <style:text-properties fo:color="#000000" fo:font-size="13pt" fo:font-style="italic" officeooo:rsid="00244657" officeooo:paragraph-rsid="00244657" style:font-size-asian="11.3500003814697pt" style:font-style-asian="italic" style:font-size-complex="13pt" style:font-style-complex="italic"/>
    </style:style>
    <style:style style:name="P17" style:family="paragraph" style:parent-style-name="Standard">
      <style:text-properties fo:color="#000000" fo:font-size="13pt" fo:font-style="italic" officeooo:rsid="0027cc52" officeooo:paragraph-rsid="0027cc52" style:font-size-asian="11.3500003814697pt" style:font-style-asian="italic" style:font-size-complex="13pt" style:font-style-complex="italic"/>
    </style:style>
    <style:style style:name="P18" style:family="paragraph" style:parent-style-name="Standard">
      <style:text-properties fo:color="#000000" fo:font-size="13pt" fo:font-style="italic" officeooo:rsid="00292bba" officeooo:paragraph-rsid="00292bba" style:font-size-asian="11.3500003814697pt" style:font-style-asian="italic" style:font-size-complex="13pt" style:font-style-complex="italic"/>
    </style:style>
    <style:style style:name="P19" style:family="paragraph" style:parent-style-name="Standard">
      <style:text-properties fo:color="#000000" fo:font-size="13pt" fo:font-style="italic" officeooo:rsid="002c05ac" officeooo:paragraph-rsid="002c05ac" style:font-size-asian="11.3500003814697pt" style:font-style-asian="italic" style:font-size-complex="13pt" style:font-style-complex="italic"/>
    </style:style>
    <style:style style:name="P20" style:family="paragraph" style:parent-style-name="Standard">
      <style:text-properties fo:color="#000000" fo:font-size="13pt" fo:font-style="italic" officeooo:rsid="003189d5" officeooo:paragraph-rsid="003189d5" style:font-size-asian="11.3500003814697pt" style:font-style-asian="italic" style:font-size-complex="13pt" style:font-style-complex="italic"/>
    </style:style>
    <style:style style:name="T1" style:family="text">
      <style:text-properties officeooo:rsid="00201e3a"/>
    </style:style>
    <style:style style:name="T2" style:family="text">
      <style:text-properties officeooo:rsid="002204ba"/>
    </style:style>
    <style:style style:name="T3" style:family="text">
      <style:text-properties officeooo:rsid="00237a84"/>
    </style:style>
    <style:style style:name="T4" style:family="text">
      <style:text-properties fo:font-variant="normal" fo:text-transform="none" style:font-name="inherit" fo:font-size="12pt" fo:letter-spacing="normal" fo:language="hr" fo:country="HR" fo:font-style="normal" fo:font-weight="normal" officeooo:rsid="00249085" style:font-size-asian="11.3500003814697pt" style:font-style-asian="italic" style:font-size-complex="13pt" style:font-style-complex="italic"/>
    </style:style>
    <style:style style:name="T5" style:family="text">
      <style:text-properties officeooo:rsid="00237a84" style:font-size-asian="11.3500003814697pt" style:font-style-asian="italic" style:font-size-complex="13pt" style:font-style-complex="italic"/>
    </style:style>
    <style:style style:name="T6" style:family="text">
      <style:text-properties officeooo:rsid="00249085" style:font-size-asian="11.3500003814697pt" style:font-style-asian="italic" style:font-size-complex="13pt" style:font-style-complex="italic"/>
    </style:style>
    <style:style style:name="T7" style:family="text">
      <style:text-properties officeooo:rsid="003638ff" style:font-size-asian="11.3500003814697pt" style:font-style-asian="italic" style:font-size-complex="13pt" style:font-style-complex="italic"/>
    </style:style>
    <style:style style:name="T8" style:family="text">
      <style:text-properties officeooo:rsid="0027cc52"/>
    </style:style>
    <style:style style:name="T9" style:family="text">
      <style:text-properties officeooo:rsid="00292bba"/>
    </style:style>
    <style:style style:name="T10" style:family="text">
      <style:text-properties officeooo:rsid="002d02a8"/>
    </style:style>
    <style:style style:name="T11" style:family="text">
      <style:text-properties officeooo:rsid="002d1e92"/>
    </style:style>
    <style:style style:name="T12" style:family="text">
      <style:text-properties officeooo:rsid="002ff08e"/>
    </style:style>
    <style:style style:name="T13" style:family="text">
      <style:text-properties officeooo:rsid="003189d5"/>
    </style:style>
    <style:style style:name="T14" style:family="text">
      <style:text-properties officeooo:rsid="00349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Računarska grafika</text:p>
      <text:p text:style-name="P4"><text:tab/>ZAVRŠNI PROJEKAT</text:p>
      <text:p text:style-name="P2"><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udent: Hasanović Azra</text:p>
      <text:p text:style-name="P3">Odsijek:RAČUNARSTVO I INFORMATIKA</text:p>
      <text:p text:style-name="P3">Broj indeksa:IV-23-IC/12</text:p>
      <text:p text:style-name="P3"><text:soft-page-break/></text:p>
      <text:p text:style-name="P13">Kod koji slijedi omogucava isctavanje šake(odnosno objekta nalik na šaku), te njeno zatvaranje I otvaranje. Radi lakšeg razumijevanja, I same čitljivosti koda, imamo 6 glavnih klasa I 5 funkcija, pored main-a koji nam objasnjavaju na koji način je šaka iscrtana I kako se pomijera.</text:p>
      <text:p text:style-name="P13"/>
      <text:p text:style-name="P6">/*Klasa model se sastoji od jednog javnog metoda koji nam sluzi za iscrtavanje kocke, koja ustvari predstavlja dlan šake. Pomocu funkcija glTranslatef izvrseno je transliranje koordinatnog sistema, a pomocu funkcije glScalef njegovo skaliranje. Funckija glSolidCube sluzi za iscrtavanje kocke. Sve transformacije radi pravilnog crtanja u OpenGL-u se stavljaju izmedju glPushMatrix() I glPopMatrix() fu<text:span text:style-name="T1">nkcija koje stavljaju I skidaju sa stack-a trenutno stanje matrice. Funkcija glPushMatrix() postavlja trenutnu matricu na stack, a funkcija glPopMatrix() skida matricu sa stacka bez transformacija navedenih u bloku izmedju izmedju tih funkcija. GlClearColor() postavlja boju pozadine.*/</text:span></text:p>
      <text:p text:style-name="P13">class Model {</text:p>
      <text:p text:style-name="P13"><text:tab/>public:</text:p>
      <text:p text:style-name="P13"><text:tab/>void drawModel()</text:p>
      <text:p text:style-name="P13"><text:tab/>{</text:p>
      <text:p text:style-name="P13"><text:tab/><text:tab/>glClearColor(1.0, 0.20, 0.46, 1.0);</text:p>
      <text:p text:style-name="P13"><text:tab/><text:tab/>glClear(GL_COLOR_BUFFER_BIT | GL_DEPTH_BUFFER_BIT);</text:p>
      <text:p text:style-name="P13"/>
      <text:p text:style-name="P13"><text:tab/><text:tab/>glPushMatrix();</text:p>
      <text:p text:style-name="P13"><text:tab/><text:tab/>glTranslatef(0, -0.4, 0);</text:p>
      <text:p text:style-name="P13"><text:tab/><text:tab/>glScalef(1, 1, 0.2);</text:p>
      <text:p text:style-name="P13"><text:tab/><text:tab/>glutSolidCube(1);</text:p>
      <text:p text:style-name="P13"><text:tab/><text:tab/>glPopMatrix();</text:p>
      <text:p text:style-name="P13"><text:tab/>}</text:p>
      <text:p text:style-name="P13"/>
      <text:p text:style-name="P13">};</text:p>
      <text:p text:style-name="P13"/>
      <text:p text:style-name="P6">/*<text:span text:style-name="T2">Ova klasa se takodjer sastoji od samo jednog javnog metoda. Metod drawFinger nam služi za crtanje prstiju, odnosno sva četiri prsta sem palca. Svaki prst se crta na isti nacčn sa tri kocke,dva kružića izmedju koja predstavljaju zglobove prstiju.</text:span></text:p>
      <text:p text:style-name="P7">Za crtanje kruzića smo koristili funkciju glSolidSphere, a pored transformacija koje su korištene u prethodnoj klasi, takodjer se vrši skaliranje pomocu funkcije glScalef.*/</text:p>
      <text:p text:style-name="P14">class Finger {</text:p>
      <text:p text:style-name="P14"><text:tab/>public:</text:p>
      <text:p text:style-name="P14"><text:tab/><text:tab/>void drawFinger()</text:p>
      <text:p text:style-name="P14"><text:tab/><text:tab/>{</text:p>
      <text:p text:style-name="P14"><text:tab/></text:p>
      <text:p text:style-name="P14"><text:tab/><text:tab/><text:tab/>glPushMatrix();</text:p>
      <text:p text:style-name="P14"><text:tab/><text:tab/><text:tab/>glRotatef(a, 1, 0, 0);</text:p>
      <text:p text:style-name="P14"><text:tab/><text:tab/><text:tab/>glTranslatef(0, 0.27, 0);</text:p>
      <text:p text:style-name="P14"><text:tab/><text:tab/><text:tab/>glScalef(0.3, 1, 0.3);</text:p>
      <text:p text:style-name="P14"><text:tab/><text:tab/><text:tab/>fingerColor();</text:p>
      <text:p text:style-name="P14"><text:tab/><text:tab/><text:tab/>glutSolidCube(0.4);</text:p>
      <text:p text:style-name="P14"/>
      <text:p text:style-name="P14"><text:tab/><text:tab/><text:tab/>glPushMatrix();</text:p>
      <text:p text:style-name="P14"><text:soft-page-break/><text:tab/><text:tab/><text:tab/>glTranslatef(0, 0.27, 0);</text:p>
      <text:p text:style-name="P14"><text:tab/><text:tab/><text:tab/>glScalef(3.33, 1, 3.33);</text:p>
      <text:p text:style-name="P14"><text:tab/><text:tab/><text:tab/>fingerColor1();</text:p>
      <text:p text:style-name="P14"><text:tab/><text:tab/><text:tab/>glutSolidSphere(0.08, 10, 10);</text:p>
      <text:p text:style-name="P14"/>
      <text:p text:style-name="P14"><text:tab/><text:tab/><text:tab/>glPushMatrix();</text:p>
      <text:p text:style-name="P14"><text:tab/><text:tab/><text:tab/>glRotatef(a, 1, 0, 0);</text:p>
      <text:p text:style-name="P14"><text:tab/><text:tab/><text:tab/>glTranslatef(0, 0.27, 0);</text:p>
      <text:p text:style-name="P14"><text:tab/><text:tab/><text:tab/>glScalef(0.3, 1, 0.3);</text:p>
      <text:p text:style-name="P14"><text:tab/><text:tab/><text:tab/>fingerColor();</text:p>
      <text:p text:style-name="P14"><text:tab/><text:tab/><text:tab/>glutSolidCube(0.4);</text:p>
      <text:p text:style-name="P14"/>
      <text:p text:style-name="P14"><text:tab/><text:tab/><text:tab/>glPushMatrix();</text:p>
      <text:p text:style-name="P14"><text:tab/><text:tab/><text:tab/>glTranslatef(0, 0.27, 0);</text:p>
      <text:p text:style-name="P14"><text:tab/><text:tab/><text:tab/>glScalef(3.33, 1, 3.33);</text:p>
      <text:p text:style-name="P14"><text:tab/><text:tab/><text:tab/>fingerColor1();</text:p>
      <text:p text:style-name="P14"><text:tab/><text:tab/><text:tab/>glutSolidSphere(0.08, 10, 10);</text:p>
      <text:p text:style-name="P14"/>
      <text:p text:style-name="P14"><text:tab/><text:tab/><text:tab/>glPushMatrix();</text:p>
      <text:p text:style-name="P14"><text:tab/><text:tab/><text:tab/>glRotatef(a, 1, 0, 0);</text:p>
      <text:p text:style-name="P14"><text:tab/><text:tab/><text:tab/>glTranslatef(0, 0.18, 0);</text:p>
      <text:p text:style-name="P14"><text:tab/><text:tab/><text:tab/>glScalef(0.3, 0.7, 0.3);</text:p>
      <text:p text:style-name="P14"><text:tab/><text:tab/><text:tab/>fingerColor();</text:p>
      <text:p text:style-name="P14"><text:tab/><text:tab/><text:tab/>glutSolidCube(0.35);</text:p>
      <text:p text:style-name="P14"><text:tab/><text:tab/><text:tab/><text:tab/><text:tab/><text:tab/><text:tab/></text:p>
      <text:p text:style-name="P14"><text:tab/><text:tab/><text:tab/>glPopMatrix();</text:p>
      <text:p text:style-name="P14"><text:tab/><text:tab/><text:tab/>glPopMatrix();</text:p>
      <text:p text:style-name="P14"><text:tab/><text:tab/><text:tab/>glPopMatrix();</text:p>
      <text:p text:style-name="P14"><text:tab/><text:tab/><text:tab/>glPopMatrix();</text:p>
      <text:p text:style-name="P14"><text:tab/><text:tab/><text:tab/>glPopMatrix();</text:p>
      <text:p text:style-name="P14"><text:tab/><text:tab/>}</text:p>
      <text:p text:style-name="P14">};</text:p>
      <text:p text:style-name="P14"/>
      <text:p text:style-name="P8">/*<text:span text:style-name="T3">Klasa Thumb je klasa za crtanje palca, I ima samo jedan javni metod koji se poziva pri iscrtavanju palca. Palac je sastoji od dvije kocke I jednog kružića Izmedju, a za njihovo iscrtavanje se koriste iste funkcije kao I u prethodnim klasama.*/</text:span></text:p>
      <text:p text:style-name="P15">class Thumb</text:p>
      <text:p text:style-name="P15">{<text:tab/></text:p>
      <text:p text:style-name="P15"><text:tab/>public:</text:p>
      <text:p text:style-name="P15"><text:tab/><text:tab/>void drawThumb()</text:p>
      <text:p text:style-name="P15"><text:tab/><text:tab/>{</text:p>
      <text:p text:style-name="P15"><text:tab/><text:tab/></text:p>
      <text:p text:style-name="P15"><text:tab/><text:tab/><text:tab/>glPushMatrix();</text:p>
      <text:p text:style-name="P15"><text:tab/><text:tab/><text:tab/>glRotatef(a, 1, 0, 0);</text:p>
      <text:p text:style-name="P15"><text:tab/><text:tab/><text:tab/>glTranslatef(0, 0.27, 0);</text:p>
      <text:p text:style-name="P15"><text:tab/><text:tab/><text:tab/>glScalef(0.3, 1, 0.3);</text:p>
      <text:p text:style-name="P15"><text:tab/><text:tab/><text:tab/>fingerColor();</text:p>
      <text:p text:style-name="P15"><text:tab/><text:tab/><text:tab/>glutSolidCube(0.4);</text:p>
      <text:p text:style-name="P15"><text:soft-page-break/></text:p>
      <text:p text:style-name="P15"><text:tab/><text:tab/><text:tab/>glPushMatrix();</text:p>
      <text:p text:style-name="P15"><text:tab/><text:tab/><text:tab/>glTranslatef(0, 0.27, 0);</text:p>
      <text:p text:style-name="P15"><text:tab/><text:tab/><text:tab/>glScalef(3.33, 1, 3.33);</text:p>
      <text:p text:style-name="P15"><text:tab/><text:tab/><text:tab/>fingerColor1();</text:p>
      <text:p text:style-name="P15"><text:tab/><text:tab/><text:tab/>glutSolidSphere(0.08, 10, 10);</text:p>
      <text:p text:style-name="P15"/>
      <text:p text:style-name="P15"><text:tab/><text:tab/><text:tab/>glPushMatrix();</text:p>
      <text:p text:style-name="P15"><text:tab/><text:tab/><text:tab/>glRotatef(a, 1, 0, 0);</text:p>
      <text:p text:style-name="P15"><text:tab/><text:tab/><text:tab/>glTranslatef(0, 0.27, 0);</text:p>
      <text:p text:style-name="P15"><text:tab/><text:tab/><text:tab/>glScalef(0.3, 1, 0.3);</text:p>
      <text:p text:style-name="P15"><text:tab/><text:tab/><text:tab/>fingerColor();</text:p>
      <text:p text:style-name="P15"><text:tab/><text:tab/><text:tab/>glutSolidCube(0.4);</text:p>
      <text:p text:style-name="P15"><text:tab/><text:tab/><text:tab/></text:p>
      <text:p text:style-name="P15"><text:tab/><text:tab/><text:tab/>glPopMatrix();</text:p>
      <text:p text:style-name="P15"><text:tab/><text:tab/><text:tab/>glPopMatrix();</text:p>
      <text:p text:style-name="P15"><text:tab/><text:tab/><text:tab/>glPopMatrix();</text:p>
      <text:p text:style-name="P15"/>
      <text:p text:style-name="P15"><text:tab/></text:p>
      <text:p text:style-name="P15"><text:tab/><text:tab/>}</text:p>
      <text:p text:style-name="P15">};</text:p>
      <text:p text:style-name="P15"/>
      <text:p text:style-name="P12"><text:span text:style-name="T5">/*</text:span><text:span text:style-name="T6">Klasa Hand je klasa koja ima 4 privatna člana, a to su Palm odnosno dlan šake, zatim niz od 4 prsta Digit , palac odnosno thumb I camera-u. Za svaki član od kojeg se ustvari sastoji šaka pozovu se njegovi javni metodi koji su gore objašnjeni, I koji nam služe za crtanje same šake. A na samom kraju javnog metoda drawHand se poziva funkcija drawEnd() nad instancom klase Camera, na osnovu koje se poziva funkija glutSwapBuffers() koja služi za</text:span><text:bookmark text:name="tw-target-text"/><text:span text:style-name="T6"> promovisanje sadržaja iz pozadinskog buffera u prednji buffer kojim se slu</text:span><text:span text:style-name="T7">ž</text:span><text:span text:style-name="T6">i trenutni prozor, odnosno vr</text:span><text:span text:style-name="T7">š</text:span><text:span text:style-name="T6">i izmjenu sadr</text:span><text:span text:style-name="T7">ž</text:span><text:span text:style-name="T6">aja vanjskog I pozadinskog buffer-a </text:span><text:span text:style-name="T7">č</text:span><text:span text:style-name="T6">ime sadr</text:span><text:span text:style-name="T7">ž</text:span><text:span text:style-name="T6">aj pozadinskog buffer-a ostaje nedefinisan.</text:span><text:span text:style-name="T4">*/</text:span></text:p>
      <text:p text:style-name="P15"/>
      <text:p text:style-name="P16">class Hand {</text:p>
      <text:p text:style-name="P16"><text:tab/>private:</text:p>
      <text:p text:style-name="P16"><text:tab/><text:tab/>Model Palm;</text:p>
      <text:p text:style-name="P16"><text:tab/><text:tab/>Finger Digit[4];</text:p>
      <text:p text:style-name="P16"><text:tab/><text:tab/>Thumb thumb;</text:p>
      <text:p text:style-name="P16"><text:tab/><text:tab/>Camera camera;</text:p>
      <text:p text:style-name="P16"><text:tab/>public:</text:p>
      <text:p text:style-name="P16"/>
      <text:p text:style-name="P16"><text:tab/><text:tab/>void drawHand()</text:p>
      <text:p text:style-name="P16"><text:tab/><text:tab/>{</text:p>
      <text:p text:style-name="P16"><text:tab/><text:tab/><text:tab/>Palm.drawModel();</text:p>
      <text:p text:style-name="P16"><text:tab/><text:tab/><text:tab/>glPushMatrix();</text:p>
      <text:p text:style-name="P16"><text:tab/><text:tab/><text:tab/>glTranslatef(0.35, 0, 0);</text:p>
      <text:p text:style-name="P16"><text:tab/><text:tab/><text:tab/>Digit[0].drawFinger();</text:p>
      <text:p text:style-name="P16"><text:tab/><text:tab/><text:tab/>glPopMatrix();</text:p>
      <text:p text:style-name="P16"/>
      <text:p text:style-name="P16"><text:tab/><text:tab/><text:tab/>glPushMatrix();</text:p>
      <text:p text:style-name="P16"><text:soft-page-break/><text:tab/><text:tab/><text:tab/>glTranslatef(0.1, 0, 0);</text:p>
      <text:p text:style-name="P16"><text:tab/><text:tab/><text:tab/>Digit[1].drawFinger();</text:p>
      <text:p text:style-name="P16"><text:tab/><text:tab/><text:tab/>glPopMatrix();</text:p>
      <text:p text:style-name="P16"/>
      <text:p text:style-name="P16"><text:tab/><text:tab/><text:tab/>glPushMatrix();</text:p>
      <text:p text:style-name="P16"><text:tab/><text:tab/><text:tab/>glTranslatef(-0.15, 0, 0);</text:p>
      <text:p text:style-name="P16"><text:tab/><text:tab/><text:tab/>Digit[2].drawFinger();</text:p>
      <text:p text:style-name="P16"><text:tab/><text:tab/><text:tab/>glPopMatrix();</text:p>
      <text:p text:style-name="P16"/>
      <text:p text:style-name="P16"><text:tab/><text:tab/><text:tab/>glPushMatrix();</text:p>
      <text:p text:style-name="P16"><text:tab/><text:tab/><text:tab/>glTranslatef(-0.4, 0, 0);</text:p>
      <text:p text:style-name="P16"><text:tab/><text:tab/><text:tab/>Digit[3].drawFinger();</text:p>
      <text:p text:style-name="P16"><text:tab/><text:tab/><text:tab/>glPopMatrix();</text:p>
      <text:p text:style-name="P16"/>
      <text:p text:style-name="P16"><text:tab/><text:tab/><text:tab/>glPushMatrix();</text:p>
      <text:p text:style-name="P16"><text:tab/><text:tab/><text:tab/>glTranslatef(0.4, 0, 0);</text:p>
      <text:p text:style-name="P16"><text:tab/><text:tab/><text:tab/>glRotatef(-90, 0, 0, 1);</text:p>
      <text:p text:style-name="P16"><text:tab/><text:tab/><text:tab/>thumb.drawThumb();</text:p>
      <text:p text:style-name="P16"><text:tab/><text:tab/><text:tab/>glPopMatrix();</text:p>
      <text:p text:style-name="P16"/>
      <text:p text:style-name="P16"><text:tab/><text:tab/><text:tab/>camera.drawEnd();</text:p>
      <text:p text:style-name="P16"><text:tab/><text:tab/>}</text:p>
      <text:p text:style-name="P16"><text:tab/></text:p>
      <text:p text:style-name="P16">};</text:p>
      <text:p text:style-name="P16"/>
      <text:p text:style-name="P9">/*<text:span text:style-name="T8">Klasa sa jednim javnim metodom koji služi za postavljanje osvijetljenja. Uključuje osvjetljenja koja su definisana u standardnoj biblioteci, te postavlja parametre za svijetlo.*/</text:span></text:p>
      <text:p text:style-name="P17">class Light {</text:p>
      <text:p text:style-name="P17"><text:tab/>public:</text:p>
      <text:p text:style-name="P17"><text:tab/><text:tab/>void draw()</text:p>
      <text:p text:style-name="P17"><text:tab/><text:tab/>{ <text:s text:c="2"/></text:p>
      <text:p text:style-name="P17"><text:tab/><text:tab/> <text:s text:c="3"/>glEnable(GL_CULL_FACE);</text:p>
      <text:p text:style-name="P17"><text:tab/><text:tab/> <text:s text:c="3"/>glCullFace(GL_BACK);</text:p>
      <text:p text:style-name="P17"/>
      <text:p text:style-name="P17"><text:tab/><text:tab/> <text:s text:c="3"/>glEnable(GL_DEPTH_TEST);</text:p>
      <text:p text:style-name="P17"><text:tab/><text:tab/> <text:s text:c="3"/>glDepthFunc(GL_LESS);</text:p>
      <text:p text:style-name="P17"/>
      <text:p text:style-name="P17"><text:tab/><text:tab/> <text:s text:c="3"/>glEnable(GL_LIGHT0);</text:p>
      <text:p text:style-name="P17"><text:tab/><text:tab/> <text:s text:c="3"/>glEnable(GL_NORMALIZE);</text:p>
      <text:p text:style-name="P17"><text:tab/><text:tab/> <text:s text:c="3"/>glEnable(GL_COLOR_MATERIAL);</text:p>
      <text:p text:style-name="P17"><text:tab/><text:tab/> <text:s text:c="3"/>glEnable(GL_LIGHTING);</text:p>
      <text:p text:style-name="P17"/>
      <text:p text:style-name="P17"><text:tab/><text:tab/> <text:s text:c="3"/>glLightfv(GL_LIGHT0, GL_AMBIENT, <text:s/>light_ambient);</text:p>
      <text:p text:style-name="P17"><text:tab/><text:tab/> <text:s text:c="3"/>glLightfv(GL_LIGHT0, GL_DIFFUSE, <text:s/>light_diffuse);</text:p>
      <text:p text:style-name="P17"><text:tab/><text:tab/> <text:s text:c="3"/>glLightfv(GL_LIGHT0, GL_SPECULAR, light_specular);</text:p>
      <text:p text:style-name="P17"><text:tab/><text:tab/> <text:s text:c="3"/>glLightfv(GL_LIGHT0, GL_POSITION, light_position);</text:p>
      <text:p text:style-name="P17"/>
      <text:p text:style-name="P17"><text:tab/><text:tab/> <text:s text:c="3"/>glMaterialfv(GL_FRONT, GL_AMBIENT, <text:s text:c="2"/>mat_ambient);</text:p>
      <text:p text:style-name="P17"><text:soft-page-break/><text:tab/><text:tab/> <text:s text:c="3"/>glMaterialfv(GL_FRONT, GL_DIFFUSE, <text:s text:c="2"/>mat_diffuse);</text:p>
      <text:p text:style-name="P17"><text:tab/><text:tab/> <text:s text:c="3"/>glMaterialfv(GL_FRONT, GL_SPECULAR, <text:s/>mat_specular);</text:p>
      <text:p text:style-name="P17"><text:tab/><text:tab/> <text:s text:c="3"/>glMaterialfv(GL_FRONT, GL_SHININESS, high_shininess);</text:p>
      <text:p text:style-name="P17"><text:tab/><text:tab/></text:p>
      <text:p text:style-name="P17"><text:tab/><text:tab/>}</text:p>
      <text:p text:style-name="P17"><text:tab/></text:p>
      <text:p text:style-name="P17">};</text:p>
      <text:p text:style-name="P17"/>
      <text:p text:style-name="P10">/* <text:span text:style-name="T9">Klasa koja ima dva javna metoda, od kojih drawBegin() sluzi za postavljanje pozicije kamere, te perspektivne projekcije, dok funkcija drawEnd() poziva već navedenu funkciju glutSwapBuffers koja mijenja buffere, I poziva se u drawHand() metodu.*/</text:span></text:p>
      <text:p text:style-name="P18">class Camera {</text:p>
      <text:p text:style-name="P18"><text:tab/></text:p>
      <text:p text:style-name="P18"><text:tab/>public:</text:p>
      <text:p text:style-name="P18"><text:tab/>void drawBegin()</text:p>
      <text:p text:style-name="P18"><text:tab/>{</text:p>
      <text:p text:style-name="P18"><text:tab/><text:tab/>glMatrixMode(GL_PROJECTION);</text:p>
      <text:p text:style-name="P18"><text:tab/><text:tab/>gluPerspective(45.0, 1.0, 1.0, 10.0);</text:p>
      <text:p text:style-name="P18"><text:tab/><text:tab/>glMatrixMode(GL_MODELVIEW);</text:p>
      <text:p text:style-name="P18"><text:tab/><text:tab/>gluLookAt(0.0, 0.0, 5.0, 0.0, 0.0, 0.0, 0.0, 1.0, 0.);</text:p>
      <text:p text:style-name="P18"><text:tab/>}</text:p>
      <text:p text:style-name="P18"><text:tab/>void drawEnd()</text:p>
      <text:p text:style-name="P18"><text:tab/>{<text:tab/></text:p>
      <text:p text:style-name="P18"><text:tab/><text:tab/>glutSwapBuffers();</text:p>
      <text:p text:style-name="P18"><text:tab/>}</text:p>
      <text:p text:style-name="P18">};</text:p>
      <text:p text:style-name="P18"/>
      <text:p text:style-name="P11">/*Funkcija pomo<text:span text:style-name="T14">ć</text:span>u koje tipkama na tastaturi vrs<text:span text:style-name="T14">š</text:span>mo otvaranje I zatvaranje šake. Pomo<text:span text:style-name="T14">ć</text:span>u tipke f zatvaramo šaku, a pomoću tipke g je zatvaramo.*/</text:p>
      <text:p text:style-name="P19">void keyboard(unsigned char key, int x, int y){</text:p>
      <text:p text:style-name="P19"><text:tab/>switch(key){</text:p>
      <text:p text:style-name="P19"><text:tab/><text:tab/>case 'f':</text:p>
      <text:p text:style-name="P19"><text:tab/><text:tab/><text:tab/>if(a &lt; 90){</text:p>
      <text:p text:style-name="P19"><text:tab/><text:tab/><text:tab/><text:tab/>a = a + <text:span text:style-name="T10">7.5</text:span>;</text:p>
      <text:p text:style-name="P19"><text:tab/><text:tab/><text:tab/><text:tab/>glutPostRedisplay();</text:p>
      <text:p text:style-name="P19"><text:tab/><text:tab/><text:tab/>}</text:p>
      <text:p text:style-name="P19"><text:tab/><text:tab/><text:tab/>break;</text:p>
      <text:p text:style-name="P19"><text:tab/><text:tab/>case 'g':</text:p>
      <text:p text:style-name="P19"><text:tab/><text:tab/><text:tab/>if(a &gt; 0)</text:p>
      <text:p text:style-name="P19"><text:tab/><text:tab/><text:tab/><text:tab/>a = a – <text:span text:style-name="T10">7.</text:span>5;</text:p>
      <text:p text:style-name="P19"><text:tab/><text:tab/><text:tab/>glutPostRedisplay();</text:p>
      <text:p text:style-name="P19"><text:tab/><text:tab/><text:tab/>break;</text:p>
      <text:p text:style-name="P19"><text:tab/><text:tab/>case 27:</text:p>
      <text:p text:style-name="P19"><text:tab/><text:tab/><text:tab/>exit(0);</text:p>
      <text:p text:style-name="P19"><text:tab/><text:tab/><text:tab/>break;</text:p>
      <text:p text:style-name="P19"><text:tab/><text:tab/>default:</text:p>
      <text:p text:style-name="P19"><text:tab/><text:tab/><text:tab/>break;</text:p>
      <text:p text:style-name="P19"><text:tab/>}</text:p>
      <text:p text:style-name="P19"><text:soft-page-break/>}</text:p>
      <text:p text:style-name="P19"/>
      <text:p text:style-name="P11">/*<text:span text:style-name="T11">Funkcija display služi za iscrtavanje kompletnog prozora. U njoj definišemo instancu klase Hand I pozovemo metod za iscrtavanje šake.</text:span>*/</text:p>
      <text:p text:style-name="P19">void display(void){</text:p>
      <text:p text:style-name="P19"><text:tab/></text:p>
      <text:p text:style-name="P19"><text:tab/>Hand hand;</text:p>
      <text:p text:style-name="P19"><text:tab/>hand.drawHand();</text:p>
      <text:p text:style-name="P19"><text:tab/></text:p>
      <text:p text:style-name="P19">}</text:p>
      <text:p text:style-name="P19"/>
      <text:p text:style-name="P11">/*<text:span text:style-name="T12">Funkcija init ima instance klasa Light I Camera, te postavlja poziciju kamere I osvijetljenje kako je gore navedeno.*/</text:span></text:p>
      <text:p text:style-name="P19">void init()</text:p>
      <text:p text:style-name="P19">{</text:p>
      <text:p text:style-name="P19"><text:tab/>Light light;</text:p>
      <text:p text:style-name="P19"><text:tab/>Camera camera;</text:p>
      <text:p text:style-name="P19"><text:tab/>light.draw();</text:p>
      <text:p text:style-name="P19"><text:tab/>camera.drawBegin();</text:p>
      <text:p text:style-name="P19"/>
      <text:p text:style-name="P19"><text:tab/>glTranslatef(0.0, 0.0, -1.0);</text:p>
      <text:p text:style-name="P19"><text:tab/>glRotatef(25, 0, 1, 0);</text:p>
      <text:p text:style-name="P19">}</text:p>
      <text:p text:style-name="P11">/* <text:span text:style-name="T13">Funkcije fingerColor() I fingerColor1() služe za postavljanje boje šake, I zglobova na prstima šake.*/</text:span></text:p>
      <text:p text:style-name="P20">void fingerColor()</text:p>
      <text:p text:style-name="P20">{</text:p>
      <text:p text:style-name="P20"><text:tab/>glColor3ub(240,230,140);</text:p>
      <text:p text:style-name="P20">}</text:p>
      <text:p text:style-name="P20"/>
      <text:p text:style-name="P20">void fingerColor1()</text:p>
      <text:p text:style-name="P20">{</text:p>
      <text:p text:style-name="P20"><text:tab/>glColor3ub(240,230,200);</text:p>
      <text:p text:style-name="P20">}</text:p>
      <text:p text:style-name="P19"/>
      <text:p text:style-name="P19">int main(int argc, char **argv){</text:p>
      <text:p text:style-name="P19"><text:tab/>glutInit(&amp;argc, argv);</text:p>
      <text:p text:style-name="P19"><text:tab/>glutInitDisplayMode(GLUT_DOUBLE | GLUT_RGB | GLUT_DEPTH);</text:p>
      <text:p text:style-name="P19"><text:tab/>glutInitWindowSize(750, 750);</text:p>
      <text:p text:style-name="P19"><text:tab/>glutInitWindowPosition(250, 50);</text:p>
      <text:p text:style-name="P19"><text:tab/>glutCreateWindow("Zavrsni projekat");</text:p>
      <text:p text:style-name="P19"><text:tab/>glutDisplayFunc(display);</text:p>
      <text:p text:style-name="P19"><text:tab/>glutKeyboardFunc(keyboard);</text:p>
      <text:p text:style-name="P19"><text:tab/>init();</text:p>
      <text:p text:style-name="P19"><text:tab/>glutMainLoop();</text:p>
      <text:p text:style-name="P19"><text:tab/></text:p>
      <text:p text:style-name="P19"><text:tab/>return 0;</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23:11:17.397556093</meta:creation-date>
    <dc:date>2016-08-15T00:30:32.825435691</dc:date>
    <meta:editing-duration>PT1H20S</meta:editing-duration>
    <meta:editing-cycles>25</meta:editing-cycles>
    <meta:generator>LibreOffice/4.4.6.3$Linux_X86_64 LibreOffice_project/40m0$Build-3</meta:generator>
    <meta:document-statistic meta:table-count="0" meta:image-count="0" meta:object-count="0" meta:page-count="7" meta:paragraph-count="232" meta:word-count="859" meta:character-count="7290" meta:non-whitespace-character-count="6148"/>
  </office:meta>
</office:document-meta>
</file>